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X2</text:p>
          </table:table-cell>
          <table:table-cell office:value-type="string">
            <text:p>pin_array_4x2</text:p>
          </table:table-cell>
          <table:table-cell office:value-type="string">
            <text:p>3M9458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8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H11610CT-ND</text:p>
          </table:table-cell>
          <table:table-cell/>
        </table:table-row>
        <table:table-row table:style-name="ro2">
          <table:table-cell office:value-type="string">
            <text:p>J17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3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5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1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3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4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5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1">
          <table:table-cell office:value-type="string">
            <text:p>RL_diode1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2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3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1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2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3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09CT</text:p>
          </table:table-cell>
          <table:table-cell office:value-type="string">
            <text:p>TO-220</text:p>
          </table:table-cell>
          <table:table-cell office:value-type="string">
            <text:p>LM7809CT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1">
          <table:table-cell/>
          <table:table-cell office:value-type="string">
            <text:p>Jumpers</text:p>
          </table:table-cell>
          <table:table-cell office:value-type="string">
            <text:p>2 pos</text:p>
          </table:table-cell>
          <table:table-cell office:value-type="string">
            <text:p>A26228-ND</text:p>
          </table:table-cell>
          <table:table-cell office:value-type="string">
            <text:p>You'll need 18 for full microstepping on all 5 axes and all mcu jumpers set</text:p>
          </table:table-cell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 style:data-style-name="N2" text:time-value="0000-00-00T11:56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0T11:57:18</dc:date>
    <dc:creator>chris </dc:creator>
    <meta:generator>LibreOffice/4.0.2.2$Linux_X86_64 LibreOffice_project/400m0$Build-2</meta:generator>
    <meta:editing-duration>PT30M7S</meta:editing-duration>
    <meta:editing-cycles>17</meta:editing-cycles>
    <meta:document-statistic meta:table-count="1" meta:cell-count="518" meta:object-count="0"/>
  </office:meta>
</office:document-meta>
</file>